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D00000006B081CC3B39C2E8051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ahmenplan" style:family="table">
      <style:table-properties style:width="17cm" table:align="left" fo:background-color="transparent">
        <style:background-image/>
      </style:table-properties>
    </style:style>
    <style:style style:name="Rahmenplan.A" style:family="table-column">
      <style:table-column-properties style:column-width="12.601cm"/>
    </style:style>
    <style:style style:name="Rahmenplan.B" style:family="table-column">
      <style:table-column-properties style:column-width="2.097cm"/>
    </style:style>
    <style:style style:name="Rahmenplan.C" style:family="table-column">
      <style:table-column-properties style:column-width="2.302cm"/>
    </style:style>
    <style:style style:name="Rahmenplan.1" style:family="table-row">
      <style:table-row-properties fo:background-color="transparent">
        <style:background-image/>
      </style:table-row-properties>
    </style:style>
    <style:style style:name="Rahmenplan.A1" style:family="table-cell">
      <style:table-cell-properties style:vertical-align="bottom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ahmenplan.B1" style:family="table-cell">
      <style:table-cell-properties fo:background-color="#dee6ef" fo:padding="0.097cm" fo:border="0.05pt solid #000000">
        <style:background-image/>
      </style:table-cell-properties>
    </style:style>
    <style:style style:name="Rahmenplan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Rahmenplan.B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Rahmenplan.C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Rahmenplan.A3" style:family="table-cell">
      <style:table-cell-properties fo:padding="0.097cm" fo:border-left="0.05pt solid #000000" fo:border-right="0.05pt solid #000000" fo:border-top="none" fo:border-bottom="0.05pt solid #000000"/>
    </style:style>
    <style:style style:name="Rahmenplan.A4" style:family="table-cell">
      <style:table-cell-properties fo:padding="0.097cm" fo:border-left="0.05pt solid #000000" fo:border-right="0.05pt solid #000000" fo:border-top="none" fo:border-bottom="0.05pt solid #000000"/>
    </style:style>
    <style:style style:name="Rahmenplan.A5" style:family="table-cell">
      <style:table-cell-properties fo:padding="0.097cm" fo:border-left="0.05pt solid #000000" fo:border-right="none" fo:border-top="none" fo:border-bottom="0.05pt solid #000000"/>
    </style:style>
    <style:style style:name="Rahmenplan.B5" style:family="table-cell">
      <style:table-cell-properties fo:padding="0.097cm" fo:border-left="0.05pt solid #000000" fo:border-right="none" fo:border-top="none" fo:border-bottom="0.05pt solid #000000"/>
    </style:style>
    <style:style style:name="Rahmenplan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58cm" table:align="left"/>
    </style:style>
    <style:style style:name="Tabelle1.A" style:family="table-column">
      <style:table-column-properties style:column-width="12.573cm"/>
    </style:style>
    <style:style style:name="Tabelle1.B" style:family="table-column">
      <style:table-column-properties style:column-width="2.113cm"/>
    </style:style>
    <style:style style:name="Tabelle1.C" style:family="table-column">
      <style:table-column-properties style:column-width="2.272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7Z6" style:display-name="MailMergeTable2020-05-14T09:23:47Z6" style:family="table">
      <style:table-properties style:width="17cm" table:align="left" fo:background-color="transparent">
        <style:background-image/>
      </style:table-properties>
    </style:style>
    <style:style style:name="MailMergeTable2020-05-14T09_3a_23_3a_47Z6.A" style:display-name="MailMergeTable2020-05-14T09:23:47Z6.A" style:family="table-column">
      <style:table-column-properties style:column-width="12.601cm"/>
    </style:style>
    <style:style style:name="MailMergeTable2020-05-14T09_3a_23_3a_47Z6.B" style:display-name="MailMergeTable2020-05-14T09:23:47Z6.B" style:family="table-column">
      <style:table-column-properties style:column-width="2.097cm"/>
    </style:style>
    <style:style style:name="MailMergeTable2020-05-14T09_3a_23_3a_47Z6.C" style:display-name="MailMergeTable2020-05-14T09:23:47Z6.C" style:family="table-column">
      <style:table-column-properties style:column-width="2.302cm"/>
    </style:style>
    <style:style style:name="MailMergeTable2020-05-14T09_3a_23_3a_47Z6.1" style:display-name="MailMergeTable2020-05-14T09:23:47Z6.1" style:family="table-row">
      <style:table-row-properties fo:background-color="transparent">
        <style:background-image/>
      </style:table-row-properties>
    </style:style>
    <style:style style:name="MailMergeTable2020-05-14T09_3a_23_3a_47Z6.A1" style:display-name="MailMergeTable2020-05-14T09:23:47Z6.A1" style:family="table-cell">
      <style:table-cell-properties style:vertical-align="bottom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ailMergeTable2020-05-14T09_3a_23_3a_47Z6.B1" style:display-name="MailMergeTable2020-05-14T09:23:47Z6.B1" style:family="table-cell">
      <style:table-cell-properties fo:background-color="#dee6ef" fo:padding="0.097cm" fo:border="0.05pt solid #000000">
        <style:background-image/>
      </style:table-cell-properties>
    </style:style>
    <style:style style:name="MailMergeTable2020-05-14T09_3a_23_3a_47Z6.A2" style:display-name="MailMergeTable2020-05-14T09:23:47Z6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MailMergeTable2020-05-14T09_3a_23_3a_47Z6.B2" style:display-name="MailMergeTable2020-05-14T09:23:47Z6.B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MailMergeTable2020-05-14T09_3a_23_3a_47Z6.C2" style:display-name="MailMergeTable2020-05-14T09:23:47Z6.C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ailMergeTable2020-05-14T09_3a_23_3a_47Z6.A3" style:display-name="MailMergeTable2020-05-14T09:23:47Z6.A3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6.A4" style:display-name="MailMergeTable2020-05-14T09:23:47Z6.A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6.A5" style:display-name="MailMergeTable2020-05-14T09:23:47Z6.A5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7Z6.B5" style:display-name="MailMergeTable2020-05-14T09:23:47Z6.B5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7Z6.C5" style:display-name="MailMergeTable2020-05-14T09:23:47Z6.C5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7" style:display-name="MailMergeTable2020-05-14T09:23:47Z7" style:family="table">
      <style:table-properties style:width="16.958cm" table:align="left"/>
    </style:style>
    <style:style style:name="MailMergeTable2020-05-14T09_3a_23_3a_47Z7.A" style:display-name="MailMergeTable2020-05-14T09:23:47Z7.A" style:family="table-column">
      <style:table-column-properties style:column-width="12.573cm"/>
    </style:style>
    <style:style style:name="MailMergeTable2020-05-14T09_3a_23_3a_47Z7.B" style:display-name="MailMergeTable2020-05-14T09:23:47Z7.B" style:family="table-column">
      <style:table-column-properties style:column-width="2.113cm"/>
    </style:style>
    <style:style style:name="MailMergeTable2020-05-14T09_3a_23_3a_47Z7.C" style:display-name="MailMergeTable2020-05-14T09:23:47Z7.C" style:family="table-column">
      <style:table-column-properties style:column-width="2.272cm"/>
    </style:style>
    <style:style style:name="MailMergeTable2020-05-14T09_3a_23_3a_47Z7.A1" style:display-name="MailMergeTable2020-05-14T09:23:47Z7.A1" style:family="table-cell">
      <style:table-cell-properties fo:padding="0.097cm" fo:border="0.05pt solid #000000"/>
    </style:style>
    <style:style style:name="MailMergeTable2020-05-14T09_3a_23_3a_47Z7.A2" style:display-name="MailMergeTable2020-05-14T09:23:47Z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7.A3" style:display-name="MailMergeTable2020-05-14T09:23:47Z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7Z9" style:display-name="MailMergeTable2020-05-14T09:23:47Z9" style:family="table">
      <style:table-properties style:width="17cm" table:align="left" fo:background-color="transparent">
        <style:background-image/>
      </style:table-properties>
    </style:style>
    <style:style style:name="MailMergeTable2020-05-14T09_3a_23_3a_47Z9.A" style:display-name="MailMergeTable2020-05-14T09:23:47Z9.A" style:family="table-column">
      <style:table-column-properties style:column-width="12.601cm"/>
    </style:style>
    <style:style style:name="MailMergeTable2020-05-14T09_3a_23_3a_47Z9.B" style:display-name="MailMergeTable2020-05-14T09:23:47Z9.B" style:family="table-column">
      <style:table-column-properties style:column-width="2.097cm"/>
    </style:style>
    <style:style style:name="MailMergeTable2020-05-14T09_3a_23_3a_47Z9.C" style:display-name="MailMergeTable2020-05-14T09:23:47Z9.C" style:family="table-column">
      <style:table-column-properties style:column-width="2.302cm"/>
    </style:style>
    <style:style style:name="MailMergeTable2020-05-14T09_3a_23_3a_47Z9.1" style:display-name="MailMergeTable2020-05-14T09:23:47Z9.1" style:family="table-row">
      <style:table-row-properties fo:background-color="transparent">
        <style:background-image/>
      </style:table-row-properties>
    </style:style>
    <style:style style:name="MailMergeTable2020-05-14T09_3a_23_3a_47Z9.A1" style:display-name="MailMergeTable2020-05-14T09:23:47Z9.A1" style:family="table-cell">
      <style:table-cell-properties style:vertical-align="bottom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ailMergeTable2020-05-14T09_3a_23_3a_47Z9.B1" style:display-name="MailMergeTable2020-05-14T09:23:47Z9.B1" style:family="table-cell">
      <style:table-cell-properties fo:background-color="#dee6ef" fo:padding="0.097cm" fo:border="0.05pt solid #000000">
        <style:background-image/>
      </style:table-cell-properties>
    </style:style>
    <style:style style:name="MailMergeTable2020-05-14T09_3a_23_3a_47Z9.A2" style:display-name="MailMergeTable2020-05-14T09:23:47Z9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MailMergeTable2020-05-14T09_3a_23_3a_47Z9.B2" style:display-name="MailMergeTable2020-05-14T09:23:47Z9.B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MailMergeTable2020-05-14T09_3a_23_3a_47Z9.C2" style:display-name="MailMergeTable2020-05-14T09:23:47Z9.C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ailMergeTable2020-05-14T09_3a_23_3a_47Z9.A3" style:display-name="MailMergeTable2020-05-14T09:23:47Z9.A3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9.A4" style:display-name="MailMergeTable2020-05-14T09:23:47Z9.A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9.A5" style:display-name="MailMergeTable2020-05-14T09:23:47Z9.A5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7Z9.B5" style:display-name="MailMergeTable2020-05-14T09:23:47Z9.B5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7Z9.C5" style:display-name="MailMergeTable2020-05-14T09:23:47Z9.C5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10" style:display-name="MailMergeTable2020-05-14T09:23:47Z10" style:family="table">
      <style:table-properties style:width="16.958cm" table:align="left"/>
    </style:style>
    <style:style style:name="MailMergeTable2020-05-14T09_3a_23_3a_47Z10.A" style:display-name="MailMergeTable2020-05-14T09:23:47Z10.A" style:family="table-column">
      <style:table-column-properties style:column-width="12.573cm"/>
    </style:style>
    <style:style style:name="MailMergeTable2020-05-14T09_3a_23_3a_47Z10.B" style:display-name="MailMergeTable2020-05-14T09:23:47Z10.B" style:family="table-column">
      <style:table-column-properties style:column-width="2.113cm"/>
    </style:style>
    <style:style style:name="MailMergeTable2020-05-14T09_3a_23_3a_47Z10.C" style:display-name="MailMergeTable2020-05-14T09:23:47Z10.C" style:family="table-column">
      <style:table-column-properties style:column-width="2.272cm"/>
    </style:style>
    <style:style style:name="MailMergeTable2020-05-14T09_3a_23_3a_47Z10.A1" style:display-name="MailMergeTable2020-05-14T09:23:47Z10.A1" style:family="table-cell">
      <style:table-cell-properties fo:padding="0.097cm" fo:border="0.05pt solid #000000"/>
    </style:style>
    <style:style style:name="MailMergeTable2020-05-14T09_3a_23_3a_47Z10.A2" style:display-name="MailMergeTable2020-05-14T09:23:47Z1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10.A3" style:display-name="MailMergeTable2020-05-14T09:23:47Z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7Z12" style:display-name="MailMergeTable2020-05-14T09:23:47Z12" style:family="table">
      <style:table-properties style:width="17cm" table:align="left" fo:background-color="transparent">
        <style:background-image/>
      </style:table-properties>
    </style:style>
    <style:style style:name="MailMergeTable2020-05-14T09_3a_23_3a_47Z12.A" style:display-name="MailMergeTable2020-05-14T09:23:47Z12.A" style:family="table-column">
      <style:table-column-properties style:column-width="12.601cm"/>
    </style:style>
    <style:style style:name="MailMergeTable2020-05-14T09_3a_23_3a_47Z12.B" style:display-name="MailMergeTable2020-05-14T09:23:47Z12.B" style:family="table-column">
      <style:table-column-properties style:column-width="2.097cm"/>
    </style:style>
    <style:style style:name="MailMergeTable2020-05-14T09_3a_23_3a_47Z12.C" style:display-name="MailMergeTable2020-05-14T09:23:47Z12.C" style:family="table-column">
      <style:table-column-properties style:column-width="2.302cm"/>
    </style:style>
    <style:style style:name="MailMergeTable2020-05-14T09_3a_23_3a_47Z12.1" style:display-name="MailMergeTable2020-05-14T09:23:47Z12.1" style:family="table-row">
      <style:table-row-properties fo:background-color="transparent">
        <style:background-image/>
      </style:table-row-properties>
    </style:style>
    <style:style style:name="MailMergeTable2020-05-14T09_3a_23_3a_47Z12.A1" style:display-name="MailMergeTable2020-05-14T09:23:47Z12.A1" style:family="table-cell">
      <style:table-cell-properties style:vertical-align="bottom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ailMergeTable2020-05-14T09_3a_23_3a_47Z12.B1" style:display-name="MailMergeTable2020-05-14T09:23:47Z12.B1" style:family="table-cell">
      <style:table-cell-properties fo:background-color="#dee6ef" fo:padding="0.097cm" fo:border="0.05pt solid #000000">
        <style:background-image/>
      </style:table-cell-properties>
    </style:style>
    <style:style style:name="MailMergeTable2020-05-14T09_3a_23_3a_47Z12.A2" style:display-name="MailMergeTable2020-05-14T09:23:47Z12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MailMergeTable2020-05-14T09_3a_23_3a_47Z12.B2" style:display-name="MailMergeTable2020-05-14T09:23:47Z12.B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MailMergeTable2020-05-14T09_3a_23_3a_47Z12.C2" style:display-name="MailMergeTable2020-05-14T09:23:47Z12.C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ailMergeTable2020-05-14T09_3a_23_3a_47Z12.A3" style:display-name="MailMergeTable2020-05-14T09:23:47Z12.A3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12.A4" style:display-name="MailMergeTable2020-05-14T09:23:47Z12.A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12.A5" style:display-name="MailMergeTable2020-05-14T09:23:47Z12.A5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7Z12.B5" style:display-name="MailMergeTable2020-05-14T09:23:47Z12.B5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7Z12.C5" style:display-name="MailMergeTable2020-05-14T09:23:47Z12.C5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13" style:display-name="MailMergeTable2020-05-14T09:23:47Z13" style:family="table">
      <style:table-properties style:width="16.958cm" table:align="left"/>
    </style:style>
    <style:style style:name="MailMergeTable2020-05-14T09_3a_23_3a_47Z13.A" style:display-name="MailMergeTable2020-05-14T09:23:47Z13.A" style:family="table-column">
      <style:table-column-properties style:column-width="12.573cm"/>
    </style:style>
    <style:style style:name="MailMergeTable2020-05-14T09_3a_23_3a_47Z13.B" style:display-name="MailMergeTable2020-05-14T09:23:47Z13.B" style:family="table-column">
      <style:table-column-properties style:column-width="2.113cm"/>
    </style:style>
    <style:style style:name="MailMergeTable2020-05-14T09_3a_23_3a_47Z13.C" style:display-name="MailMergeTable2020-05-14T09:23:47Z13.C" style:family="table-column">
      <style:table-column-properties style:column-width="2.272cm"/>
    </style:style>
    <style:style style:name="MailMergeTable2020-05-14T09_3a_23_3a_47Z13.A1" style:display-name="MailMergeTable2020-05-14T09:23:47Z13.A1" style:family="table-cell">
      <style:table-cell-properties fo:padding="0.097cm" fo:border="0.05pt solid #000000"/>
    </style:style>
    <style:style style:name="MailMergeTable2020-05-14T09_3a_23_3a_47Z13.A2" style:display-name="MailMergeTable2020-05-14T09:23:47Z1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7Z13.A3" style:display-name="MailMergeTable2020-05-14T09:23:47Z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8Z15" style:display-name="MailMergeTable2020-05-14T09:23:48Z15" style:family="table">
      <style:table-properties style:width="17cm" table:align="left" fo:background-color="transparent">
        <style:background-image/>
      </style:table-properties>
    </style:style>
    <style:style style:name="MailMergeTable2020-05-14T09_3a_23_3a_48Z15.A" style:display-name="MailMergeTable2020-05-14T09:23:48Z15.A" style:family="table-column">
      <style:table-column-properties style:column-width="12.601cm"/>
    </style:style>
    <style:style style:name="MailMergeTable2020-05-14T09_3a_23_3a_48Z15.B" style:display-name="MailMergeTable2020-05-14T09:23:48Z15.B" style:family="table-column">
      <style:table-column-properties style:column-width="2.097cm"/>
    </style:style>
    <style:style style:name="MailMergeTable2020-05-14T09_3a_23_3a_48Z15.C" style:display-name="MailMergeTable2020-05-14T09:23:48Z15.C" style:family="table-column">
      <style:table-column-properties style:column-width="2.302cm"/>
    </style:style>
    <style:style style:name="MailMergeTable2020-05-14T09_3a_23_3a_48Z15.1" style:display-name="MailMergeTable2020-05-14T09:23:48Z15.1" style:family="table-row">
      <style:table-row-properties fo:background-color="transparent">
        <style:background-image/>
      </style:table-row-properties>
    </style:style>
    <style:style style:name="MailMergeTable2020-05-14T09_3a_23_3a_48Z15.A1" style:display-name="MailMergeTable2020-05-14T09:23:48Z15.A1" style:family="table-cell">
      <style:table-cell-properties style:vertical-align="bottom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ailMergeTable2020-05-14T09_3a_23_3a_48Z15.B1" style:display-name="MailMergeTable2020-05-14T09:23:48Z15.B1" style:family="table-cell">
      <style:table-cell-properties fo:background-color="#dee6ef" fo:padding="0.097cm" fo:border="0.05pt solid #000000">
        <style:background-image/>
      </style:table-cell-properties>
    </style:style>
    <style:style style:name="MailMergeTable2020-05-14T09_3a_23_3a_48Z15.A2" style:display-name="MailMergeTable2020-05-14T09:23:48Z15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MailMergeTable2020-05-14T09_3a_23_3a_48Z15.B2" style:display-name="MailMergeTable2020-05-14T09:23:48Z15.B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MailMergeTable2020-05-14T09_3a_23_3a_48Z15.C2" style:display-name="MailMergeTable2020-05-14T09:23:48Z15.C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ailMergeTable2020-05-14T09_3a_23_3a_48Z15.A3" style:display-name="MailMergeTable2020-05-14T09:23:48Z15.A3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8Z15.A4" style:display-name="MailMergeTable2020-05-14T09:23:48Z15.A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8Z15.A5" style:display-name="MailMergeTable2020-05-14T09:23:48Z15.A5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8Z15.B5" style:display-name="MailMergeTable2020-05-14T09:23:48Z15.B5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8Z15.C5" style:display-name="MailMergeTable2020-05-14T09:23:48Z15.C5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8Z16" style:display-name="MailMergeTable2020-05-14T09:23:48Z16" style:family="table">
      <style:table-properties style:width="16.958cm" table:align="left"/>
    </style:style>
    <style:style style:name="MailMergeTable2020-05-14T09_3a_23_3a_48Z16.A" style:display-name="MailMergeTable2020-05-14T09:23:48Z16.A" style:family="table-column">
      <style:table-column-properties style:column-width="12.573cm"/>
    </style:style>
    <style:style style:name="MailMergeTable2020-05-14T09_3a_23_3a_48Z16.B" style:display-name="MailMergeTable2020-05-14T09:23:48Z16.B" style:family="table-column">
      <style:table-column-properties style:column-width="2.113cm"/>
    </style:style>
    <style:style style:name="MailMergeTable2020-05-14T09_3a_23_3a_48Z16.C" style:display-name="MailMergeTable2020-05-14T09:23:48Z16.C" style:family="table-column">
      <style:table-column-properties style:column-width="2.272cm"/>
    </style:style>
    <style:style style:name="MailMergeTable2020-05-14T09_3a_23_3a_48Z16.A1" style:display-name="MailMergeTable2020-05-14T09:23:48Z16.A1" style:family="table-cell">
      <style:table-cell-properties fo:padding="0.097cm" fo:border="0.05pt solid #000000"/>
    </style:style>
    <style:style style:name="MailMergeTable2020-05-14T09_3a_23_3a_48Z16.A2" style:display-name="MailMergeTable2020-05-14T09:23:48Z1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8Z16.A3" style:display-name="MailMergeTable2020-05-14T09:23:48Z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8Z18" style:display-name="MailMergeTable2020-05-14T09:23:48Z18" style:family="table">
      <style:table-properties style:width="17cm" table:align="left" fo:background-color="transparent">
        <style:background-image/>
      </style:table-properties>
    </style:style>
    <style:style style:name="MailMergeTable2020-05-14T09_3a_23_3a_48Z18.A" style:display-name="MailMergeTable2020-05-14T09:23:48Z18.A" style:family="table-column">
      <style:table-column-properties style:column-width="12.601cm"/>
    </style:style>
    <style:style style:name="MailMergeTable2020-05-14T09_3a_23_3a_48Z18.B" style:display-name="MailMergeTable2020-05-14T09:23:48Z18.B" style:family="table-column">
      <style:table-column-properties style:column-width="2.097cm"/>
    </style:style>
    <style:style style:name="MailMergeTable2020-05-14T09_3a_23_3a_48Z18.C" style:display-name="MailMergeTable2020-05-14T09:23:48Z18.C" style:family="table-column">
      <style:table-column-properties style:column-width="2.302cm"/>
    </style:style>
    <style:style style:name="MailMergeTable2020-05-14T09_3a_23_3a_48Z18.1" style:display-name="MailMergeTable2020-05-14T09:23:48Z18.1" style:family="table-row">
      <style:table-row-properties fo:background-color="transparent">
        <style:background-image/>
      </style:table-row-properties>
    </style:style>
    <style:style style:name="MailMergeTable2020-05-14T09_3a_23_3a_48Z18.A1" style:display-name="MailMergeTable2020-05-14T09:23:48Z18.A1" style:family="table-cell">
      <style:table-cell-properties style:vertical-align="bottom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ailMergeTable2020-05-14T09_3a_23_3a_48Z18.B1" style:display-name="MailMergeTable2020-05-14T09:23:48Z18.B1" style:family="table-cell">
      <style:table-cell-properties fo:background-color="#dee6ef" fo:padding="0.097cm" fo:border="0.05pt solid #000000">
        <style:background-image/>
      </style:table-cell-properties>
    </style:style>
    <style:style style:name="MailMergeTable2020-05-14T09_3a_23_3a_48Z18.A2" style:display-name="MailMergeTable2020-05-14T09:23:48Z18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MailMergeTable2020-05-14T09_3a_23_3a_48Z18.B2" style:display-name="MailMergeTable2020-05-14T09:23:48Z18.B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MailMergeTable2020-05-14T09_3a_23_3a_48Z18.C2" style:display-name="MailMergeTable2020-05-14T09:23:48Z18.C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ailMergeTable2020-05-14T09_3a_23_3a_48Z18.A3" style:display-name="MailMergeTable2020-05-14T09:23:48Z18.A3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8Z18.A4" style:display-name="MailMergeTable2020-05-14T09:23:48Z18.A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8Z18.A5" style:display-name="MailMergeTable2020-05-14T09:23:48Z18.A5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8Z18.B5" style:display-name="MailMergeTable2020-05-14T09:23:48Z18.B5" style:family="table-cell">
      <style:table-cell-properties fo:padding="0.097cm" fo:border-left="0.05pt solid #000000" fo:border-right="none" fo:border-top="none" fo:border-bottom="0.05pt solid #000000"/>
    </style:style>
    <style:style style:name="MailMergeTable2020-05-14T09_3a_23_3a_48Z18.C5" style:display-name="MailMergeTable2020-05-14T09:23:48Z18.C5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8Z19" style:display-name="MailMergeTable2020-05-14T09:23:48Z19" style:family="table">
      <style:table-properties style:width="16.958cm" table:align="left"/>
    </style:style>
    <style:style style:name="MailMergeTable2020-05-14T09_3a_23_3a_48Z19.A" style:display-name="MailMergeTable2020-05-14T09:23:48Z19.A" style:family="table-column">
      <style:table-column-properties style:column-width="12.573cm"/>
    </style:style>
    <style:style style:name="MailMergeTable2020-05-14T09_3a_23_3a_48Z19.B" style:display-name="MailMergeTable2020-05-14T09:23:48Z19.B" style:family="table-column">
      <style:table-column-properties style:column-width="2.113cm"/>
    </style:style>
    <style:style style:name="MailMergeTable2020-05-14T09_3a_23_3a_48Z19.C" style:display-name="MailMergeTable2020-05-14T09:23:48Z19.C" style:family="table-column">
      <style:table-column-properties style:column-width="2.272cm"/>
    </style:style>
    <style:style style:name="MailMergeTable2020-05-14T09_3a_23_3a_48Z19.A1" style:display-name="MailMergeTable2020-05-14T09:23:48Z19.A1" style:family="table-cell">
      <style:table-cell-properties fo:padding="0.097cm" fo:border="0.05pt solid #000000"/>
    </style:style>
    <style:style style:name="MailMergeTable2020-05-14T09_3a_23_3a_48Z19.A2" style:display-name="MailMergeTable2020-05-14T09:23:48Z1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5-14T09_3a_23_3a_48Z19.A3" style:display-name="MailMergeTable2020-05-14T09:23:48Z19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fo:font-size="6pt" officeooo:rsid="0028b6f7" officeooo:paragraph-rsid="0028b6f7" style:font-size-asian="5.25pt" style:font-size-complex="6pt"/>
    </style:style>
    <style:style style:name="P2" style:family="paragraph" style:parent-style-name="Horizontal_20_Line">
      <style:text-properties style:font-name="Liberation Sans" officeooo:rsid="0022b121"/>
    </style:style>
    <style:style style:name="P3" style:family="paragraph" style:parent-style-name="Standard">
      <style:text-properties style:font-name="Liberation Sans" fo:font-size="7pt" fo:font-weight="normal" officeooo:paragraph-rsid="00054902" style:font-size-asian="7pt" style:font-weight-asian="normal" style:font-size-complex="7pt" style:font-weight-complex="normal"/>
    </style:style>
    <style:style style:name="P4" style:family="paragraph" style:parent-style-name="Standard" style:master-page-name="Standard1">
      <style:paragraph-properties style:page-number="1" fo:break-before="page"/>
      <style:text-properties style:font-name="Liberation Sans" fo:font-size="10pt" fo:font-weight="bold" officeooo:paragraph-rsid="00054902" style:font-size-asian="10pt" style:font-weight-asian="bold" style:font-size-complex="10pt" style:font-weight-complex="bold"/>
    </style:style>
    <style:style style:name="P5" style:family="paragraph" style:parent-style-name="Standard" style:master-page-name="Standard2">
      <style:paragraph-properties style:page-number="1" fo:break-before="page"/>
      <style:text-properties style:font-name="Liberation Sans" fo:font-size="10pt" fo:font-weight="bold" officeooo:paragraph-rsid="00054902" style:font-size-asian="10pt" style:font-weight-asian="bold" style:font-size-complex="10pt" style:font-weight-complex="bold"/>
    </style:style>
    <style:style style:name="P6" style:family="paragraph" style:parent-style-name="Standard" style:master-page-name="Standard3">
      <style:paragraph-properties style:page-number="1" fo:break-before="page"/>
      <style:text-properties style:font-name="Liberation Sans" fo:font-size="10pt" fo:font-weight="bold" officeooo:paragraph-rsid="00054902" style:font-size-asian="10pt" style:font-weight-asian="bold" style:font-size-complex="10pt" style:font-weight-complex="bold"/>
    </style:style>
    <style:style style:name="P7" style:family="paragraph" style:parent-style-name="Standard" style:master-page-name="Standard4">
      <style:paragraph-properties style:page-number="1" fo:break-before="page"/>
      <style:text-properties style:font-name="Liberation Sans" fo:font-size="10pt" fo:font-weight="bold" officeooo:paragraph-rsid="00054902" style:font-size-asian="10pt" style:font-weight-asian="bold" style:font-size-complex="10pt" style:font-weight-complex="bold"/>
    </style:style>
    <style:style style:name="P8" style:family="paragraph" style:parent-style-name="Standard" style:master-page-name="Standard5">
      <style:paragraph-properties style:page-number="1" fo:break-before="page"/>
      <style:text-properties style:font-name="Liberation Sans" fo:font-size="10pt" fo:font-weight="bold" officeooo:paragraph-rsid="00054902" style:font-size-asian="10pt" style:font-weight-asian="bold" style:font-size-complex="10pt" style:font-weight-complex="bold"/>
    </style:style>
    <style:style style:name="P9" style:family="paragraph" style:parent-style-name="Standard" style:master-page-name="Standard6">
      <style:paragraph-properties style:page-number="1" fo:break-before="page"/>
      <style:text-properties style:font-name="Liberation Sans" fo:font-size="10pt" fo:font-weight="bold" officeooo:paragraph-rsid="0005490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3e302" officeooo:paragraph-rsid="00054902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05490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pt" officeooo:rsid="0013e302" officeooo:paragraph-rsid="00054902" fo:background-color="transparen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0pt" officeooo:rsid="00260004" officeooo:paragraph-rsid="00054902" fo:background-color="transparent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paragraph-rsid="00054902" fo:background-color="transparent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paragraph-rsid="00054902" style:font-size-asian="10pt" style:font-size-complex="10pt"/>
    </style:style>
    <style:style style:name="P17" style:family="paragraph" style:parent-style-name="Table_20_Contents">
      <loext:graphic-properties draw:fill="none"/>
      <style:paragraph-properties fo:margin-left="0cm" fo:margin-right="-7.1cm" fo:text-indent="0cm" style:auto-text-indent="false" fo:background-color="transparent" text:number-lines="false" text:line-number="0"/>
      <style:text-properties style:font-name="Liberation Sans" fo:font-size="10pt" officeooo:paragraph-rsid="00054902" style:font-size-asian="10pt" style:font-size-complex="10pt"/>
    </style:style>
    <style:style style:name="P18" style:family="paragraph" style:parent-style-name="Table_20_Contents">
      <loext:graphic-properties draw:fill="none"/>
      <style:paragraph-properties fo:margin-left="0cm" fo:margin-right="4.957cm" fo:text-align="center" style:justify-single-word="false" fo:text-indent="0cm" style:auto-text-indent="false" fo:background-color="transparent" text:number-lines="false" text:line-number="0"/>
      <style:text-properties style:font-name="Liberation Sans" fo:font-size="10pt" fo:font-weight="bold" officeooo:paragraph-rsid="00054902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officeooo:rsid="002d10a7" style:font-size-asian="8pt" style:font-size-complex="8pt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sbildungsrahmenplan Fachinformatiker / Fachinformatikerin</text:p>
      <table:table table:name="Rahmenplan" table:style-name="Rahmenplan">
        <table:table-column table:style-name="Rahmenplan.A"/>
        <table:table-column table:style-name="Rahmenplan.B"/>
        <table:table-column table:style-name="Rahmenplan.C"/>
        <table:table-row table:style-name="Rahmenplan.1">
          <table:table-cell table:style-name="Rahmenplan.A1" office:value-type="string">
            <text:p text:style-name="P11">Ausbildungsberufsbild<text:line-break/>zu vermittelnde Fertigkeiten und Kenntnisse</text:p>
          </table:table-cell>
          <table:table-cell table:style-name="Rahmenplan.B1" table:number-columns-spanned="2" office:value-type="string">
            <text:p text:style-name="P13">Zeitliche Richtwerte<text:line-break/>im<text:line-break/><text:span text:style-name="T1">Ausbildungszeitraum</text:span></text:p>
          </table:table-cell>
          <table:covered-table-cell/>
        </table:table-row>
        <table:table-row table:style-name="Rahmenplan.1">
          <table:table-cell table:style-name="Rahmenplan.A2" office:value-type="string">
            <text:p text:style-name="P15"/>
          </table:table-cell>
          <table:table-cell table:style-name="Rahmenplan.B2" office:value-type="string">
            <text:p text:style-name="P14">Monat</text:p>
            <text:p text:style-name="P13">1 - 18</text:p>
          </table:table-cell>
          <table:table-cell table:style-name="Rahmenplan.C2" office:value-type="string">
            <text:p text:style-name="P14">Monat</text:p>
            <text:p text:style-name="P13">19 - 36</text:p>
          </table:table-cell>
        </table:table-row>
        <table:table-row>
          <table:table-cell table:style-name="Rahmenplan.A3" table:number-columns-spanned="3" office:value-type="string">
            <text:p text:style-name="P12">&lt;Abschnitt&gt;</text:p>
          </table:table-cell>
          <table:covered-table-cell/>
          <table:covered-table-cell/>
        </table:table-row>
        <table:table-row>
          <table:table-cell table:style-name="Rahmenplan.A4" table:number-columns-spanned="3" office:value-type="string">
            <text:p text:style-name="P17">&lt;Bereich&gt;</text:p>
          </table:table-cell>
          <table:covered-table-cell/>
          <table:covered-table-cell/>
        </table:table-row>
        <table:table-row>
          <table:table-cell table:style-name="Rahmenplan.A5" office:value-type="string">
            <text:p text:style-name="P16">&lt;Themen&gt;<text:line-break/><text:span text:style-name="T2">(&lt;id&gt;)</text:span></text:p>
          </table:table-cell>
          <table:table-cell table:style-name="Rahmenplan.B5" office:value-type="string">
            <text:p text:style-name="P16">Ausbildungsphase1: 33 Wochen</text:p>
          </table:table-cell>
          <table:table-cell table:style-name="Rahmenplan.C5" office:value-type="string">
            <text:p text:style-name="P16"/>
          </table:table-cell>
        </table:table-row>
      </table:table>
      <text:p text:style-name="P3"><text:line-break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18">&lt;Abschnitt&gt;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7">&lt;Bereich&gt;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6">&lt;Themen&gt;<text:line-break/><text:span text:style-name="T2">(&lt;id&gt;)</text:span></text:p>
          </table:table-cell>
          <table:table-cell table:style-name="Tabelle1.A3" office:value-type="string">
            <text:p text:style-name="P16">Ausbildungsphase1: 33 Wochen</text:p>
          </table:table-cell>
          <table:table-cell table:style-name="Tabelle1.A2" office:value-type="string">
            <text:p text:style-name="P16">Ausbildungsphase2: 33 Wochen</text:p>
          </table:table-cell>
        </table:table-row>
      </table:table>
      <text:p text:style-name="P3"><text:line-break/></text:p>
      <text:p text:style-name="P5">Ausbildungsrahmenplan Fachinformatiker / Fachinformatikerin</text:p>
      <table:table table:name="MailMergeTable2020-05-14T09:23:47Z6" table:style-name="MailMergeTable2020-05-14T09_3a_23_3a_47Z6">
        <table:table-column table:style-name="MailMergeTable2020-05-14T09_3a_23_3a_47Z6.A"/>
        <table:table-column table:style-name="MailMergeTable2020-05-14T09_3a_23_3a_47Z6.B"/>
        <table:table-column table:style-name="MailMergeTable2020-05-14T09_3a_23_3a_47Z6.C"/>
        <table:table-row table:style-name="MailMergeTable2020-05-14T09_3a_23_3a_47Z6.1">
          <table:table-cell table:style-name="MailMergeTable2020-05-14T09_3a_23_3a_47Z6.A1" office:value-type="string">
            <text:p text:style-name="P11">Ausbildungsberufsbild<text:line-break/>zu vermittelnde Fertigkeiten und Kenntnisse</text:p>
          </table:table-cell>
          <table:table-cell table:style-name="MailMergeTable2020-05-14T09_3a_23_3a_47Z6.B1" table:number-columns-spanned="2" office:value-type="string">
            <text:p text:style-name="P13">Zeitliche Richtwerte<text:line-break/>im<text:line-break/><text:span text:style-name="T1">Ausbildungszeitraum</text:span></text:p>
          </table:table-cell>
          <table:covered-table-cell/>
        </table:table-row>
        <table:table-row table:style-name="MailMergeTable2020-05-14T09_3a_23_3a_47Z6.1">
          <table:table-cell table:style-name="MailMergeTable2020-05-14T09_3a_23_3a_47Z6.A2" office:value-type="string">
            <text:p text:style-name="P15"/>
          </table:table-cell>
          <table:table-cell table:style-name="MailMergeTable2020-05-14T09_3a_23_3a_47Z6.B2" office:value-type="string">
            <text:p text:style-name="P14">Monat</text:p>
            <text:p text:style-name="P13">1 - 18</text:p>
          </table:table-cell>
          <table:table-cell table:style-name="MailMergeTable2020-05-14T09_3a_23_3a_47Z6.C2" office:value-type="string">
            <text:p text:style-name="P14">Monat</text:p>
            <text:p text:style-name="P13">19 - 36</text:p>
          </table:table-cell>
        </table:table-row>
        <table:table-row>
          <table:table-cell table:style-name="MailMergeTable2020-05-14T09_3a_23_3a_47Z6.A3" table:number-columns-spanned="3" office:value-type="string">
            <text:p text:style-name="P12">&lt;Abschnitt&gt;</text:p>
          </table:table-cell>
          <table:covered-table-cell/>
          <table:covered-table-cell/>
        </table:table-row>
        <table:table-row>
          <table:table-cell table:style-name="MailMergeTable2020-05-14T09_3a_23_3a_47Z6.A4" table:number-columns-spanned="3" office:value-type="string">
            <text:p text:style-name="P17">&lt;Bereich&gt;</text:p>
          </table:table-cell>
          <table:covered-table-cell/>
          <table:covered-table-cell/>
        </table:table-row>
        <table:table-row>
          <table:table-cell table:style-name="MailMergeTable2020-05-14T09_3a_23_3a_47Z6.A5" office:value-type="string">
            <text:p text:style-name="P16">&lt;Themen&gt;<text:line-break/><text:span text:style-name="T2">(&lt;id&gt;)</text:span></text:p>
          </table:table-cell>
          <table:table-cell table:style-name="MailMergeTable2020-05-14T09_3a_23_3a_47Z6.B5" office:value-type="string">
            <text:p text:style-name="P16">Ausbildungsphase1: 33 Wochen</text:p>
          </table:table-cell>
          <table:table-cell table:style-name="MailMergeTable2020-05-14T09_3a_23_3a_47Z6.C5" office:value-type="string">
            <text:p text:style-name="P16">Ausbildungsphase2: 33 Wochen</text:p>
          </table:table-cell>
        </table:table-row>
      </table:table>
      <text:p text:style-name="P3"><text:line-break/></text:p>
      <table:table table:name="MailMergeTable2020-05-14T09:23:47Z7" table:style-name="MailMergeTable2020-05-14T09_3a_23_3a_47Z7">
        <table:table-column table:style-name="MailMergeTable2020-05-14T09_3a_23_3a_47Z7.A"/>
        <table:table-column table:style-name="MailMergeTable2020-05-14T09_3a_23_3a_47Z7.B"/>
        <table:table-column table:style-name="MailMergeTable2020-05-14T09_3a_23_3a_47Z7.C"/>
        <table:table-row>
          <table:table-cell table:style-name="MailMergeTable2020-05-14T09_3a_23_3a_47Z7.A1" table:number-columns-spanned="3" office:value-type="string">
            <text:p text:style-name="P18">&lt;Abschnitt&gt;</text:p>
          </table:table-cell>
          <table:covered-table-cell/>
          <table:covered-table-cell/>
        </table:table-row>
        <table:table-row>
          <table:table-cell table:style-name="MailMergeTable2020-05-14T09_3a_23_3a_47Z7.A2" table:number-columns-spanned="3" office:value-type="string">
            <text:p text:style-name="P17">&lt;Bereich&gt;</text:p>
          </table:table-cell>
          <table:covered-table-cell/>
          <table:covered-table-cell/>
        </table:table-row>
        <table:table-row>
          <table:table-cell table:style-name="MailMergeTable2020-05-14T09_3a_23_3a_47Z7.A3" office:value-type="string">
            <text:p text:style-name="P16">&lt;Themen&gt;<text:line-break/><text:span text:style-name="T2">(&lt;id&gt;)</text:span></text:p>
          </table:table-cell>
          <table:table-cell table:style-name="MailMergeTable2020-05-14T09_3a_23_3a_47Z7.A3" office:value-type="string">
            <text:p text:style-name="P16"/>
          </table:table-cell>
          <table:table-cell table:style-name="MailMergeTable2020-05-14T09_3a_23_3a_47Z7.A2" office:value-type="string">
            <text:p text:style-name="P16">Ausbildungsphase2: 33 Wochen</text:p>
          </table:table-cell>
        </table:table-row>
      </table:table>
      <text:p text:style-name="P3"><text:line-break/></text:p>
      <text:p text:style-name="P6">Ausbildungsrahmenplan Fachinformatiker / Fachinformatikerin</text:p>
      <table:table table:name="MailMergeTable2020-05-14T09:23:47Z9" table:style-name="MailMergeTable2020-05-14T09_3a_23_3a_47Z9">
        <table:table-column table:style-name="MailMergeTable2020-05-14T09_3a_23_3a_47Z9.A"/>
        <table:table-column table:style-name="MailMergeTable2020-05-14T09_3a_23_3a_47Z9.B"/>
        <table:table-column table:style-name="MailMergeTable2020-05-14T09_3a_23_3a_47Z9.C"/>
        <table:table-row table:style-name="MailMergeTable2020-05-14T09_3a_23_3a_47Z9.1">
          <table:table-cell table:style-name="MailMergeTable2020-05-14T09_3a_23_3a_47Z9.A1" office:value-type="string">
            <text:p text:style-name="P11">Ausbildungsberufsbild<text:line-break/>zu vermittelnde Fertigkeiten und Kenntnisse</text:p>
          </table:table-cell>
          <table:table-cell table:style-name="MailMergeTable2020-05-14T09_3a_23_3a_47Z9.B1" table:number-columns-spanned="2" office:value-type="string">
            <text:p text:style-name="P13">Zeitliche Richtwerte<text:line-break/>im<text:line-break/><text:span text:style-name="T1">Ausbildungszeitraum</text:span></text:p>
          </table:table-cell>
          <table:covered-table-cell/>
        </table:table-row>
        <table:table-row table:style-name="MailMergeTable2020-05-14T09_3a_23_3a_47Z9.1">
          <table:table-cell table:style-name="MailMergeTable2020-05-14T09_3a_23_3a_47Z9.A2" office:value-type="string">
            <text:p text:style-name="P15"/>
          </table:table-cell>
          <table:table-cell table:style-name="MailMergeTable2020-05-14T09_3a_23_3a_47Z9.B2" office:value-type="string">
            <text:p text:style-name="P14">Monat</text:p>
            <text:p text:style-name="P13">1 - 18</text:p>
          </table:table-cell>
          <table:table-cell table:style-name="MailMergeTable2020-05-14T09_3a_23_3a_47Z9.C2" office:value-type="string">
            <text:p text:style-name="P14">Monat</text:p>
            <text:p text:style-name="P13">19 - 36</text:p>
          </table:table-cell>
        </table:table-row>
        <table:table-row>
          <table:table-cell table:style-name="MailMergeTable2020-05-14T09_3a_23_3a_47Z9.A3" table:number-columns-spanned="3" office:value-type="string">
            <text:p text:style-name="P12">&lt;Abschnitt&gt;</text:p>
          </table:table-cell>
          <table:covered-table-cell/>
          <table:covered-table-cell/>
        </table:table-row>
        <table:table-row>
          <table:table-cell table:style-name="MailMergeTable2020-05-14T09_3a_23_3a_47Z9.A4" table:number-columns-spanned="3" office:value-type="string">
            <text:p text:style-name="P17">&lt;Bereich&gt;</text:p>
          </table:table-cell>
          <table:covered-table-cell/>
          <table:covered-table-cell/>
        </table:table-row>
        <table:table-row>
          <table:table-cell table:style-name="MailMergeTable2020-05-14T09_3a_23_3a_47Z9.A5" office:value-type="string">
            <text:p text:style-name="P16">&lt;Themen&gt;<text:line-break/><text:span text:style-name="T2">(&lt;id&gt;)</text:span></text:p>
          </table:table-cell>
          <table:table-cell table:style-name="MailMergeTable2020-05-14T09_3a_23_3a_47Z9.B5" office:value-type="string">
            <text:p text:style-name="P16">Ausbildungsphase1: 33 Wochen</text:p>
          </table:table-cell>
          <table:table-cell table:style-name="MailMergeTable2020-05-14T09_3a_23_3a_47Z9.C5" office:value-type="string">
            <text:p text:style-name="P16">Ausbildungsphase2: 33 Wochen</text:p>
          </table:table-cell>
        </table:table-row>
      </table:table>
      <text:p text:style-name="P3"><text:line-break/></text:p>
      <table:table table:name="MailMergeTable2020-05-14T09:23:47Z10" table:style-name="MailMergeTable2020-05-14T09_3a_23_3a_47Z10">
        <table:table-column table:style-name="MailMergeTable2020-05-14T09_3a_23_3a_47Z10.A"/>
        <table:table-column table:style-name="MailMergeTable2020-05-14T09_3a_23_3a_47Z10.B"/>
        <table:table-column table:style-name="MailMergeTable2020-05-14T09_3a_23_3a_47Z10.C"/>
        <table:table-row>
          <table:table-cell table:style-name="MailMergeTable2020-05-14T09_3a_23_3a_47Z10.A1" table:number-columns-spanned="3" office:value-type="string">
            <text:p text:style-name="P18">&lt;Abschnitt&gt;</text:p>
          </table:table-cell>
          <table:covered-table-cell/>
          <table:covered-table-cell/>
        </table:table-row>
        <table:table-row>
          <table:table-cell table:style-name="MailMergeTable2020-05-14T09_3a_23_3a_47Z10.A2" table:number-columns-spanned="3" office:value-type="string">
            <text:p text:style-name="P17">&lt;Bereich&gt;</text:p>
          </table:table-cell>
          <table:covered-table-cell/>
          <table:covered-table-cell/>
        </table:table-row>
        <table:table-row>
          <table:table-cell table:style-name="MailMergeTable2020-05-14T09_3a_23_3a_47Z10.A3" office:value-type="string">
            <text:p text:style-name="P16">&lt;Themen&gt;<text:line-break/><text:span text:style-name="T2">(&lt;id&gt;)</text:span></text:p>
          </table:table-cell>
          <table:table-cell table:style-name="MailMergeTable2020-05-14T09_3a_23_3a_47Z10.A3" office:value-type="string">
            <text:p text:style-name="P16">Ausbildungsphase1: 33 Wochen</text:p>
          </table:table-cell>
          <table:table-cell table:style-name="MailMergeTable2020-05-14T09_3a_23_3a_47Z10.A2" office:value-type="string">
            <text:p text:style-name="P16"/>
          </table:table-cell>
        </table:table-row>
      </table:table>
      <text:p text:style-name="P3"><text:line-break/></text:p>
      <text:p text:style-name="P7">Ausbildungsrahmenplan Fachinformatiker / Fachinformatikerin</text:p>
      <table:table table:name="MailMergeTable2020-05-14T09:23:47Z12" table:style-name="MailMergeTable2020-05-14T09_3a_23_3a_47Z12">
        <table:table-column table:style-name="MailMergeTable2020-05-14T09_3a_23_3a_47Z12.A"/>
        <table:table-column table:style-name="MailMergeTable2020-05-14T09_3a_23_3a_47Z12.B"/>
        <table:table-column table:style-name="MailMergeTable2020-05-14T09_3a_23_3a_47Z12.C"/>
        <table:table-row table:style-name="MailMergeTable2020-05-14T09_3a_23_3a_47Z12.1">
          <table:table-cell table:style-name="MailMergeTable2020-05-14T09_3a_23_3a_47Z12.A1" office:value-type="string">
            <text:p text:style-name="P11">Ausbildungsberufsbild<text:line-break/>zu vermittelnde Fertigkeiten und Kenntnisse</text:p>
          </table:table-cell>
          <table:table-cell table:style-name="MailMergeTable2020-05-14T09_3a_23_3a_47Z12.B1" table:number-columns-spanned="2" office:value-type="string">
            <text:p text:style-name="P13">Zeitliche Richtwerte<text:line-break/>im<text:line-break/><text:span text:style-name="T1">Ausbildungszeitraum</text:span></text:p>
          </table:table-cell>
          <table:covered-table-cell/>
        </table:table-row>
        <table:table-row table:style-name="MailMergeTable2020-05-14T09_3a_23_3a_47Z12.1">
          <table:table-cell table:style-name="MailMergeTable2020-05-14T09_3a_23_3a_47Z12.A2" office:value-type="string">
            <text:p text:style-name="P15"/>
          </table:table-cell>
          <table:table-cell table:style-name="MailMergeTable2020-05-14T09_3a_23_3a_47Z12.B2" office:value-type="string">
            <text:p text:style-name="P14">Monat</text:p>
            <text:p text:style-name="P13">1 - 18</text:p>
          </table:table-cell>
          <table:table-cell table:style-name="MailMergeTable2020-05-14T09_3a_23_3a_47Z12.C2" office:value-type="string">
            <text:p text:style-name="P14">Monat</text:p>
            <text:p text:style-name="P13">19 - 36</text:p>
          </table:table-cell>
        </table:table-row>
        <table:table-row>
          <table:table-cell table:style-name="MailMergeTable2020-05-14T09_3a_23_3a_47Z12.A3" table:number-columns-spanned="3" office:value-type="string">
            <text:p text:style-name="P12">&lt;Abschnitt&gt;</text:p>
          </table:table-cell>
          <table:covered-table-cell/>
          <table:covered-table-cell/>
        </table:table-row>
        <table:table-row>
          <table:table-cell table:style-name="MailMergeTable2020-05-14T09_3a_23_3a_47Z12.A4" table:number-columns-spanned="3" office:value-type="string">
            <text:p text:style-name="P17">&lt;Bereich&gt;</text:p>
          </table:table-cell>
          <table:covered-table-cell/>
          <table:covered-table-cell/>
        </table:table-row>
        <table:table-row>
          <table:table-cell table:style-name="MailMergeTable2020-05-14T09_3a_23_3a_47Z12.A5" office:value-type="string">
            <text:p text:style-name="P16">&lt;Themen&gt;<text:line-break/><text:span text:style-name="T2">(&lt;id&gt;)</text:span></text:p>
          </table:table-cell>
          <table:table-cell table:style-name="MailMergeTable2020-05-14T09_3a_23_3a_47Z12.B5" office:value-type="string">
            <text:p text:style-name="P16">Ausbildungsphase1: 33 Wochen</text:p>
          </table:table-cell>
          <table:table-cell table:style-name="MailMergeTable2020-05-14T09_3a_23_3a_47Z12.C5" office:value-type="string">
            <text:p text:style-name="P16">Ausbildungsphase2: 33 Wochen</text:p>
          </table:table-cell>
        </table:table-row>
      </table:table>
      <text:p text:style-name="P3"><text:line-break/></text:p>
      <table:table table:name="MailMergeTable2020-05-14T09:23:47Z13" table:style-name="MailMergeTable2020-05-14T09_3a_23_3a_47Z13">
        <table:table-column table:style-name="MailMergeTable2020-05-14T09_3a_23_3a_47Z13.A"/>
        <table:table-column table:style-name="MailMergeTable2020-05-14T09_3a_23_3a_47Z13.B"/>
        <table:table-column table:style-name="MailMergeTable2020-05-14T09_3a_23_3a_47Z13.C"/>
        <table:table-row>
          <table:table-cell table:style-name="MailMergeTable2020-05-14T09_3a_23_3a_47Z13.A1" table:number-columns-spanned="3" office:value-type="string">
            <text:p text:style-name="P18">&lt;Abschnitt&gt;</text:p>
          </table:table-cell>
          <table:covered-table-cell/>
          <table:covered-table-cell/>
        </table:table-row>
        <table:table-row>
          <table:table-cell table:style-name="MailMergeTable2020-05-14T09_3a_23_3a_47Z13.A2" table:number-columns-spanned="3" office:value-type="string">
            <text:p text:style-name="P17">&lt;Bereich&gt;</text:p>
          </table:table-cell>
          <table:covered-table-cell/>
          <table:covered-table-cell/>
        </table:table-row>
        <table:table-row>
          <table:table-cell table:style-name="MailMergeTable2020-05-14T09_3a_23_3a_47Z13.A3" office:value-type="string">
            <text:p text:style-name="P16">&lt;Themen&gt;<text:line-break/><text:span text:style-name="T2">(&lt;id&gt;)</text:span></text:p>
          </table:table-cell>
          <table:table-cell table:style-name="MailMergeTable2020-05-14T09_3a_23_3a_47Z13.A3" office:value-type="string">
            <text:p text:style-name="P16">Ausbildungsphase1: 33 Wochen</text:p>
          </table:table-cell>
          <table:table-cell table:style-name="MailMergeTable2020-05-14T09_3a_23_3a_47Z13.A2" office:value-type="string">
            <text:p text:style-name="P16">Ausbildungsphase2: 33 Wochen</text:p>
          </table:table-cell>
        </table:table-row>
      </table:table>
      <text:p text:style-name="P3"><text:line-break/></text:p>
      <text:p text:style-name="P8">Ausbildungsrahmenplan Fachinformatiker / Fachinformatikerin</text:p>
      <table:table table:name="MailMergeTable2020-05-14T09:23:48Z15" table:style-name="MailMergeTable2020-05-14T09_3a_23_3a_48Z15">
        <table:table-column table:style-name="MailMergeTable2020-05-14T09_3a_23_3a_48Z15.A"/>
        <table:table-column table:style-name="MailMergeTable2020-05-14T09_3a_23_3a_48Z15.B"/>
        <table:table-column table:style-name="MailMergeTable2020-05-14T09_3a_23_3a_48Z15.C"/>
        <table:table-row table:style-name="MailMergeTable2020-05-14T09_3a_23_3a_48Z15.1">
          <table:table-cell table:style-name="MailMergeTable2020-05-14T09_3a_23_3a_48Z15.A1" office:value-type="string">
            <text:p text:style-name="P11">Ausbildungsberufsbild<text:line-break/>zu vermittelnde Fertigkeiten und Kenntnisse</text:p>
          </table:table-cell>
          <table:table-cell table:style-name="MailMergeTable2020-05-14T09_3a_23_3a_48Z15.B1" table:number-columns-spanned="2" office:value-type="string">
            <text:p text:style-name="P13">Zeitliche Richtwerte<text:line-break/>im<text:line-break/><text:span text:style-name="T1">Ausbildungszeitraum</text:span></text:p>
          </table:table-cell>
          <table:covered-table-cell/>
        </table:table-row>
        <table:table-row table:style-name="MailMergeTable2020-05-14T09_3a_23_3a_48Z15.1">
          <table:table-cell table:style-name="MailMergeTable2020-05-14T09_3a_23_3a_48Z15.A2" office:value-type="string">
            <text:p text:style-name="P15"/>
          </table:table-cell>
          <table:table-cell table:style-name="MailMergeTable2020-05-14T09_3a_23_3a_48Z15.B2" office:value-type="string">
            <text:p text:style-name="P14">Monat</text:p>
            <text:p text:style-name="P13">1 - 18</text:p>
          </table:table-cell>
          <table:table-cell table:style-name="MailMergeTable2020-05-14T09_3a_23_3a_48Z15.C2" office:value-type="string">
            <text:p text:style-name="P14">Monat</text:p>
            <text:p text:style-name="P13">19 - 36</text:p>
          </table:table-cell>
        </table:table-row>
        <table:table-row>
          <table:table-cell table:style-name="MailMergeTable2020-05-14T09_3a_23_3a_48Z15.A3" table:number-columns-spanned="3" office:value-type="string">
            <text:p text:style-name="P12">&lt;Abschnitt&gt;</text:p>
          </table:table-cell>
          <table:covered-table-cell/>
          <table:covered-table-cell/>
        </table:table-row>
        <table:table-row>
          <table:table-cell table:style-name="MailMergeTable2020-05-14T09_3a_23_3a_48Z15.A4" table:number-columns-spanned="3" office:value-type="string">
            <text:p text:style-name="P17">&lt;Bereich&gt;</text:p>
          </table:table-cell>
          <table:covered-table-cell/>
          <table:covered-table-cell/>
        </table:table-row>
        <table:table-row>
          <table:table-cell table:style-name="MailMergeTable2020-05-14T09_3a_23_3a_48Z15.A5" office:value-type="string">
            <text:p text:style-name="P16">&lt;Themen&gt;<text:line-break/><text:span text:style-name="T2">(&lt;id&gt;)</text:span></text:p>
          </table:table-cell>
          <table:table-cell table:style-name="MailMergeTable2020-05-14T09_3a_23_3a_48Z15.B5" office:value-type="string">
            <text:p text:style-name="P16">Ausbildungsphase1: 33 Wochen</text:p>
          </table:table-cell>
          <table:table-cell table:style-name="MailMergeTable2020-05-14T09_3a_23_3a_48Z15.C5" office:value-type="string">
            <text:p text:style-name="P16"/>
          </table:table-cell>
        </table:table-row>
      </table:table>
      <text:p text:style-name="P3"><text:line-break/></text:p>
      <table:table table:name="MailMergeTable2020-05-14T09:23:48Z16" table:style-name="MailMergeTable2020-05-14T09_3a_23_3a_48Z16">
        <table:table-column table:style-name="MailMergeTable2020-05-14T09_3a_23_3a_48Z16.A"/>
        <table:table-column table:style-name="MailMergeTable2020-05-14T09_3a_23_3a_48Z16.B"/>
        <table:table-column table:style-name="MailMergeTable2020-05-14T09_3a_23_3a_48Z16.C"/>
        <table:table-row>
          <table:table-cell table:style-name="MailMergeTable2020-05-14T09_3a_23_3a_48Z16.A1" table:number-columns-spanned="3" office:value-type="string">
            <text:p text:style-name="P18">&lt;Abschnitt&gt;</text:p>
          </table:table-cell>
          <table:covered-table-cell/>
          <table:covered-table-cell/>
        </table:table-row>
        <table:table-row>
          <table:table-cell table:style-name="MailMergeTable2020-05-14T09_3a_23_3a_48Z16.A2" table:number-columns-spanned="3" office:value-type="string">
            <text:p text:style-name="P17">&lt;Bereich&gt;</text:p>
          </table:table-cell>
          <table:covered-table-cell/>
          <table:covered-table-cell/>
        </table:table-row>
        <table:table-row>
          <table:table-cell table:style-name="MailMergeTable2020-05-14T09_3a_23_3a_48Z16.A3" office:value-type="string">
            <text:p text:style-name="P16">&lt;Themen&gt;<text:line-break/><text:span text:style-name="T2">(&lt;id&gt;)</text:span></text:p>
          </table:table-cell>
          <table:table-cell table:style-name="MailMergeTable2020-05-14T09_3a_23_3a_48Z16.A3" office:value-type="string">
            <text:p text:style-name="P16">Ausbildungsphase1: 33 Wochen</text:p>
          </table:table-cell>
          <table:table-cell table:style-name="MailMergeTable2020-05-14T09_3a_23_3a_48Z16.A2" office:value-type="string">
            <text:p text:style-name="P16"/>
          </table:table-cell>
        </table:table-row>
      </table:table>
      <text:p text:style-name="P3"><text:line-break/></text:p>
      <text:p text:style-name="P9">Ausbildungsrahmenplan Fachinformatiker / Fachinformatikerin</text:p>
      <table:table table:name="MailMergeTable2020-05-14T09:23:48Z18" table:style-name="MailMergeTable2020-05-14T09_3a_23_3a_48Z18">
        <table:table-column table:style-name="MailMergeTable2020-05-14T09_3a_23_3a_48Z18.A"/>
        <table:table-column table:style-name="MailMergeTable2020-05-14T09_3a_23_3a_48Z18.B"/>
        <table:table-column table:style-name="MailMergeTable2020-05-14T09_3a_23_3a_48Z18.C"/>
        <table:table-row table:style-name="MailMergeTable2020-05-14T09_3a_23_3a_48Z18.1">
          <table:table-cell table:style-name="MailMergeTable2020-05-14T09_3a_23_3a_48Z18.A1" office:value-type="string">
            <text:p text:style-name="P11">Ausbildungsberufsbild<text:line-break/>zu vermittelnde Fertigkeiten und Kenntnisse</text:p>
          </table:table-cell>
          <table:table-cell table:style-name="MailMergeTable2020-05-14T09_3a_23_3a_48Z18.B1" table:number-columns-spanned="2" office:value-type="string">
            <text:p text:style-name="P13">Zeitliche Richtwerte<text:line-break/>im<text:line-break/><text:span text:style-name="T1">Ausbildungszeitraum</text:span></text:p>
          </table:table-cell>
          <table:covered-table-cell/>
        </table:table-row>
        <table:table-row table:style-name="MailMergeTable2020-05-14T09_3a_23_3a_48Z18.1">
          <table:table-cell table:style-name="MailMergeTable2020-05-14T09_3a_23_3a_48Z18.A2" office:value-type="string">
            <text:p text:style-name="P15"/>
          </table:table-cell>
          <table:table-cell table:style-name="MailMergeTable2020-05-14T09_3a_23_3a_48Z18.B2" office:value-type="string">
            <text:p text:style-name="P14">Monat</text:p>
            <text:p text:style-name="P13">1 - 18</text:p>
          </table:table-cell>
          <table:table-cell table:style-name="MailMergeTable2020-05-14T09_3a_23_3a_48Z18.C2" office:value-type="string">
            <text:p text:style-name="P14">Monat</text:p>
            <text:p text:style-name="P13">19 - 36</text:p>
          </table:table-cell>
        </table:table-row>
        <table:table-row>
          <table:table-cell table:style-name="MailMergeTable2020-05-14T09_3a_23_3a_48Z18.A3" table:number-columns-spanned="3" office:value-type="string">
            <text:p text:style-name="P12">&lt;Abschnitt&gt;</text:p>
          </table:table-cell>
          <table:covered-table-cell/>
          <table:covered-table-cell/>
        </table:table-row>
        <table:table-row>
          <table:table-cell table:style-name="MailMergeTable2020-05-14T09_3a_23_3a_48Z18.A4" table:number-columns-spanned="3" office:value-type="string">
            <text:p text:style-name="P17">&lt;Bereich&gt;</text:p>
          </table:table-cell>
          <table:covered-table-cell/>
          <table:covered-table-cell/>
        </table:table-row>
        <table:table-row>
          <table:table-cell table:style-name="MailMergeTable2020-05-14T09_3a_23_3a_48Z18.A5" office:value-type="string">
            <text:p text:style-name="P16">&lt;Themen&gt;<text:line-break/><text:span text:style-name="T2">(&lt;id&gt;)</text:span></text:p>
          </table:table-cell>
          <table:table-cell table:style-name="MailMergeTable2020-05-14T09_3a_23_3a_48Z18.B5" office:value-type="string">
            <text:p text:style-name="P16">Ausbildungsphase1: 33 Wochen</text:p>
          </table:table-cell>
          <table:table-cell table:style-name="MailMergeTable2020-05-14T09_3a_23_3a_48Z18.C5" office:value-type="string">
            <text:p text:style-name="P16"/>
          </table:table-cell>
        </table:table-row>
      </table:table>
      <text:p text:style-name="P3"><text:line-break/></text:p>
      <table:table table:name="MailMergeTable2020-05-14T09:23:48Z19" table:style-name="MailMergeTable2020-05-14T09_3a_23_3a_48Z19">
        <table:table-column table:style-name="MailMergeTable2020-05-14T09_3a_23_3a_48Z19.A"/>
        <table:table-column table:style-name="MailMergeTable2020-05-14T09_3a_23_3a_48Z19.B"/>
        <table:table-column table:style-name="MailMergeTable2020-05-14T09_3a_23_3a_48Z19.C"/>
        <table:table-row>
          <table:table-cell table:style-name="MailMergeTable2020-05-14T09_3a_23_3a_48Z19.A1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MailMergeTable2020-05-14T09_3a_23_3a_48Z19.A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MailMergeTable2020-05-14T09_3a_23_3a_48Z19.A3" office:value-type="string">
            <text:p text:style-name="P16"><text:span text:style-name="T2"/></text:p>
          </table:table-cell>
          <table:table-cell table:style-name="MailMergeTable2020-05-14T09_3a_23_3a_48Z19.A3" office:value-type="string">
            <text:p text:style-name="P16"/>
          </table:table-cell>
          <table:table-cell table:style-name="MailMergeTable2020-05-14T09_3a_23_3a_48Z19.A2" office:value-type="string">
            <text:p text:style-name="P16"/>
          </table:table-cell>
        </table:table-row>
      </table:table>
      <text:p text:style-name="P3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8" style:family="table">
      <style:table-properties table:align="margins"/>
    </style:style>
    <style:style style:name="Tabelle8.A" style:family="table-column">
      <style:table-column-properties style:rel-column-width="21845*"/>
    </style:style>
    <style:style style:name="Tabelle8.A1" style:family="table-cell">
      <style:table-cell-properties fo:padding="0.097cm" fo:border-left="none" fo:border-right="none" fo:border-top="none" fo:border-bottom="0.55pt solid #000000"/>
    </style:style>
    <style:style style:name="MailMergeTable2020-05-14T09_3a_23_3a_47Z2" style:display-name="MailMergeTable2020-05-14T09:23:47Z2" style:family="table">
      <style:table-properties style:width="17cm" table:align="margins"/>
    </style:style>
    <style:style style:name="MailMergeTable2020-05-14T09_3a_23_3a_47Z2.A" style:display-name="MailMergeTable2020-05-14T09:23:47Z2.A" style:family="table-column">
      <style:table-column-properties style:column-width="5.667cm" style:rel-column-width="21845*"/>
    </style:style>
    <style:style style:name="MailMergeTable2020-05-14T09_3a_23_3a_47Z2.A1" style:display-name="MailMergeTable2020-05-14T09:23:47Z2.A1" style:family="table-cell">
      <style:table-cell-properties fo:padding="0.097cm" fo:border-left="none" fo:border-right="none" fo:border-top="none" fo:border-bottom="0.55pt solid #000000"/>
    </style:style>
    <style:style style:name="MailMergeTable2020-05-14T09_3a_23_3a_47Z5" style:display-name="MailMergeTable2020-05-14T09:23:47Z5" style:family="table">
      <style:table-properties style:width="17cm" table:align="margins"/>
    </style:style>
    <style:style style:name="MailMergeTable2020-05-14T09_3a_23_3a_47Z5.A" style:display-name="MailMergeTable2020-05-14T09:23:47Z5.A" style:family="table-column">
      <style:table-column-properties style:column-width="5.667cm" style:rel-column-width="21845*"/>
    </style:style>
    <style:style style:name="MailMergeTable2020-05-14T09_3a_23_3a_47Z5.A1" style:display-name="MailMergeTable2020-05-14T09:23:47Z5.A1" style:family="table-cell">
      <style:table-cell-properties fo:padding="0.097cm" fo:border-left="none" fo:border-right="none" fo:border-top="none" fo:border-bottom="0.55pt solid #000000"/>
    </style:style>
    <style:style style:name="MailMergeTable2020-05-14T09_3a_23_3a_47Z8" style:display-name="MailMergeTable2020-05-14T09:23:47Z8" style:family="table">
      <style:table-properties style:width="17cm" table:align="margins"/>
    </style:style>
    <style:style style:name="MailMergeTable2020-05-14T09_3a_23_3a_47Z8.A" style:display-name="MailMergeTable2020-05-14T09:23:47Z8.A" style:family="table-column">
      <style:table-column-properties style:column-width="5.667cm" style:rel-column-width="21845*"/>
    </style:style>
    <style:style style:name="MailMergeTable2020-05-14T09_3a_23_3a_47Z8.A1" style:display-name="MailMergeTable2020-05-14T09:23:47Z8.A1" style:family="table-cell">
      <style:table-cell-properties fo:padding="0.097cm" fo:border-left="none" fo:border-right="none" fo:border-top="none" fo:border-bottom="0.55pt solid #000000"/>
    </style:style>
    <style:style style:name="MailMergeTable2020-05-14T09_3a_23_3a_47Z11" style:display-name="MailMergeTable2020-05-14T09:23:47Z11" style:family="table">
      <style:table-properties style:width="17cm" table:align="margins"/>
    </style:style>
    <style:style style:name="MailMergeTable2020-05-14T09_3a_23_3a_47Z11.A" style:display-name="MailMergeTable2020-05-14T09:23:47Z11.A" style:family="table-column">
      <style:table-column-properties style:column-width="5.667cm" style:rel-column-width="21845*"/>
    </style:style>
    <style:style style:name="MailMergeTable2020-05-14T09_3a_23_3a_47Z11.A1" style:display-name="MailMergeTable2020-05-14T09:23:47Z11.A1" style:family="table-cell">
      <style:table-cell-properties fo:padding="0.097cm" fo:border-left="none" fo:border-right="none" fo:border-top="none" fo:border-bottom="0.55pt solid #000000"/>
    </style:style>
    <style:style style:name="MailMergeTable2020-05-14T09_3a_23_3a_48Z14" style:display-name="MailMergeTable2020-05-14T09:23:48Z14" style:family="table">
      <style:table-properties style:width="17cm" table:align="margins"/>
    </style:style>
    <style:style style:name="MailMergeTable2020-05-14T09_3a_23_3a_48Z14.A" style:display-name="MailMergeTable2020-05-14T09:23:48Z14.A" style:family="table-column">
      <style:table-column-properties style:column-width="5.667cm" style:rel-column-width="21845*"/>
    </style:style>
    <style:style style:name="MailMergeTable2020-05-14T09_3a_23_3a_48Z14.A1" style:display-name="MailMergeTable2020-05-14T09:23:48Z14.A1" style:family="table-cell">
      <style:table-cell-properties fo:padding="0.097cm" fo:border-left="none" fo:border-right="none" fo:border-top="none" fo:border-bottom="0.55pt solid #000000"/>
    </style:style>
    <style:style style:name="MailMergeTable2020-05-14T09_3a_23_3a_48Z17" style:display-name="MailMergeTable2020-05-14T09:23:48Z17" style:family="table">
      <style:table-properties style:width="17cm" table:align="margins"/>
    </style:style>
    <style:style style:name="MailMergeTable2020-05-14T09_3a_23_3a_48Z17.A" style:display-name="MailMergeTable2020-05-14T09:23:48Z17.A" style:family="table-column">
      <style:table-column-properties style:column-width="5.667cm" style:rel-column-width="21845*"/>
    </style:style>
    <style:style style:name="MailMergeTable2020-05-14T09_3a_23_3a_48Z17.A1" style:display-name="MailMergeTable2020-05-14T09:23:48Z17.A1" style:family="table-cell">
      <style:table-cell-properties fo:padding="0.097cm" fo:border-left="none" fo:border-right="none" fo:border-top="none" fo:border-bottom="0.55pt solid #000000"/>
    </style:style>
    <style:style style:name="MP1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MP2" style:family="paragraph" style:parent-style-name="Header">
      <style:text-properties fo:font-size="6pt" officeooo:rsid="0028b6f7" officeooo:paragraph-rsid="0028b6f7" style:font-size-asian="5.25pt" style:font-size-complex="6pt"/>
    </style:style>
    <style:style style:name="MP3" style:family="paragraph" style:parent-style-name="Horizontal_20_Line">
      <style:text-properties style:font-name="Liberation Sans" officeooo:rsid="0022b121"/>
    </style:style>
    <style:style style:name="M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8" table:style-name="Tabelle8">
          <table:table-column table:style-name="Tabelle8.A" table:number-columns-repeated="3"/>
          <table:table-row>
            <table:table-cell table:style-name="Tabelle8.A1" office:value-type="string">
              <text:p text:style-name="Table_20_Contents"><draw:frame draw:style-name="Mfr1" draw:name="Bild2" text:anchor-type="as-char" svg:width="2.279cm" svg:height="1.185cm" draw:z-index="0"><draw:image xlink:href="Pictures/10000000000000D00000006B081CC3B39C2E8051.jpg" xlink:type="simple" xlink:show="embed" xlink:actuate="onLoad" loext:mime-type="image/jpeg"/></draw:frame></text:p>
            </table:table-cell>
            <table:table-cell table:style-name="Tabelle8.A1" office:value-type="string">
              <text:p text:style-name="Table_20_Contents"/>
            </table:table-cell>
            <table:table-cell table:style-name="Tabelle8.A1" office:value-type="string">
              <text:p text:style-name="MP1">Ausbildungsplan Fachinformatiker</text:p>
            </table:table-cell>
          </table:table-row>
        </table:table>
        <text:p text:style-name="MP2"/>
      </style:header>
      <style:footer>
        <text:p text:style-name="MP3"/>
      </style:footer>
    </style:master-page>
    <style:master-page style:name="Standard1" style:page-layout-name="Mpm1" style:next-style-name="Standard">
      <style:header>
        <table:table table:name="MailMergeTable2020-05-14T09:23:47Z2" table:style-name="MailMergeTable2020-05-14T09_3a_23_3a_47Z2">
          <table:table-column table:style-name="MailMergeTable2020-05-14T09_3a_23_3a_47Z2.A" table:number-columns-repeated="3"/>
          <table:table-row>
            <table:table-cell table:style-name="MailMergeTable2020-05-14T09_3a_23_3a_47Z2.A1" office:value-type="string">
              <text:p text:style-name="Table_20_Contents"><draw:frame draw:style-name="Mfr1" draw:name="Bild3" text:anchor-type="as-char" svg:width="2.279cm" svg:height="1.185cm" draw:z-index="0"><draw:image xlink:href="Pictures/10000000000000D00000006B081CC3B39C2E8051.jpg" xlink:type="simple" xlink:show="embed" xlink:actuate="onLoad" loext:mime-type="image/jpeg"/></draw:frame></text:p>
            </table:table-cell>
            <table:table-cell table:style-name="MailMergeTable2020-05-14T09_3a_23_3a_47Z2.A1" office:value-type="string">
              <text:p text:style-name="Table_20_Contents"/>
            </table:table-cell>
            <table:table-cell table:style-name="MailMergeTable2020-05-14T09_3a_23_3a_47Z2.A1" office:value-type="string">
              <text:p text:style-name="MP1">Ausbildungsplan Fachinformatiker</text:p>
            </table:table-cell>
          </table:table-row>
        </table:table>
        <text:p text:style-name="MP2"/>
      </style:header>
      <style:footer>
        <text:p text:style-name="MP3"/>
      </style:footer>
    </style:master-page>
    <style:master-page style:name="Standard2" style:page-layout-name="Mpm1" style:next-style-name="Standard">
      <style:header>
        <table:table table:name="MailMergeTable2020-05-14T09:23:47Z5" table:style-name="MailMergeTable2020-05-14T09_3a_23_3a_47Z5">
          <table:table-column table:style-name="MailMergeTable2020-05-14T09_3a_23_3a_47Z5.A" table:number-columns-repeated="3"/>
          <table:table-row>
            <table:table-cell table:style-name="MailMergeTable2020-05-14T09_3a_23_3a_47Z5.A1" office:value-type="string">
              <text:p text:style-name="Table_20_Contents"><draw:frame draw:style-name="Mfr1" draw:name="Bild4" text:anchor-type="as-char" svg:width="2.279cm" svg:height="1.185cm" draw:z-index="1"><draw:image xlink:href="Pictures/10000000000000D00000006B081CC3B39C2E8051.jpg" xlink:type="simple" xlink:show="embed" xlink:actuate="onLoad" loext:mime-type="image/jpeg"/></draw:frame></text:p>
            </table:table-cell>
            <table:table-cell table:style-name="MailMergeTable2020-05-14T09_3a_23_3a_47Z5.A1" office:value-type="string">
              <text:p text:style-name="Table_20_Contents"/>
            </table:table-cell>
            <table:table-cell table:style-name="MailMergeTable2020-05-14T09_3a_23_3a_47Z5.A1" office:value-type="string">
              <text:p text:style-name="MP1">Ausbildungsplan Fachinformatiker</text:p>
            </table:table-cell>
          </table:table-row>
        </table:table>
        <text:p text:style-name="MP2"/>
      </style:header>
      <style:footer>
        <text:p text:style-name="MP3"/>
      </style:footer>
    </style:master-page>
    <style:master-page style:name="Standard3" style:page-layout-name="Mpm1" style:next-style-name="Standard">
      <style:header>
        <table:table table:name="MailMergeTable2020-05-14T09:23:47Z8" table:style-name="MailMergeTable2020-05-14T09_3a_23_3a_47Z8">
          <table:table-column table:style-name="MailMergeTable2020-05-14T09_3a_23_3a_47Z8.A" table:number-columns-repeated="3"/>
          <table:table-row>
            <table:table-cell table:style-name="MailMergeTable2020-05-14T09_3a_23_3a_47Z8.A1" office:value-type="string">
              <text:p text:style-name="Table_20_Contents"><draw:frame draw:style-name="Mfr1" draw:name="Bild5" text:anchor-type="as-char" svg:width="2.279cm" svg:height="1.185cm" draw:z-index="2"><draw:image xlink:href="Pictures/10000000000000D00000006B081CC3B39C2E8051.jpg" xlink:type="simple" xlink:show="embed" xlink:actuate="onLoad" loext:mime-type="image/jpeg"/></draw:frame></text:p>
            </table:table-cell>
            <table:table-cell table:style-name="MailMergeTable2020-05-14T09_3a_23_3a_47Z8.A1" office:value-type="string">
              <text:p text:style-name="Table_20_Contents"/>
            </table:table-cell>
            <table:table-cell table:style-name="MailMergeTable2020-05-14T09_3a_23_3a_47Z8.A1" office:value-type="string">
              <text:p text:style-name="MP1">Ausbildungsplan Fachinformatiker</text:p>
            </table:table-cell>
          </table:table-row>
        </table:table>
        <text:p text:style-name="MP2"/>
      </style:header>
      <style:footer>
        <text:p text:style-name="MP3"/>
      </style:footer>
    </style:master-page>
    <style:master-page style:name="Standard4" style:page-layout-name="Mpm1" style:next-style-name="Standard">
      <style:header>
        <table:table table:name="MailMergeTable2020-05-14T09:23:47Z11" table:style-name="MailMergeTable2020-05-14T09_3a_23_3a_47Z11">
          <table:table-column table:style-name="MailMergeTable2020-05-14T09_3a_23_3a_47Z11.A" table:number-columns-repeated="3"/>
          <table:table-row>
            <table:table-cell table:style-name="MailMergeTable2020-05-14T09_3a_23_3a_47Z11.A1" office:value-type="string">
              <text:p text:style-name="Table_20_Contents"><draw:frame draw:style-name="Mfr1" draw:name="Bild6" text:anchor-type="as-char" svg:width="2.279cm" svg:height="1.185cm" draw:z-index="3"><draw:image xlink:href="Pictures/10000000000000D00000006B081CC3B39C2E8051.jpg" xlink:type="simple" xlink:show="embed" xlink:actuate="onLoad" loext:mime-type="image/jpeg"/></draw:frame></text:p>
            </table:table-cell>
            <table:table-cell table:style-name="MailMergeTable2020-05-14T09_3a_23_3a_47Z11.A1" office:value-type="string">
              <text:p text:style-name="Table_20_Contents"/>
            </table:table-cell>
            <table:table-cell table:style-name="MailMergeTable2020-05-14T09_3a_23_3a_47Z11.A1" office:value-type="string">
              <text:p text:style-name="MP1">Ausbildungsplan Fachinformatiker</text:p>
            </table:table-cell>
          </table:table-row>
        </table:table>
        <text:p text:style-name="MP2"/>
      </style:header>
      <style:footer>
        <text:p text:style-name="MP3"/>
      </style:footer>
    </style:master-page>
    <style:master-page style:name="Standard5" style:page-layout-name="Mpm1" style:next-style-name="Standard">
      <style:header>
        <table:table table:name="MailMergeTable2020-05-14T09:23:48Z14" table:style-name="MailMergeTable2020-05-14T09_3a_23_3a_48Z14">
          <table:table-column table:style-name="MailMergeTable2020-05-14T09_3a_23_3a_48Z14.A" table:number-columns-repeated="3"/>
          <table:table-row>
            <table:table-cell table:style-name="MailMergeTable2020-05-14T09_3a_23_3a_48Z14.A1" office:value-type="string">
              <text:p text:style-name="Table_20_Contents"><draw:frame draw:style-name="Mfr1" draw:name="Bild7" text:anchor-type="as-char" svg:width="2.279cm" svg:height="1.185cm" draw:z-index="4"><draw:image xlink:href="Pictures/10000000000000D00000006B081CC3B39C2E8051.jpg" xlink:type="simple" xlink:show="embed" xlink:actuate="onLoad" loext:mime-type="image/jpeg"/></draw:frame></text:p>
            </table:table-cell>
            <table:table-cell table:style-name="MailMergeTable2020-05-14T09_3a_23_3a_48Z14.A1" office:value-type="string">
              <text:p text:style-name="Table_20_Contents"/>
            </table:table-cell>
            <table:table-cell table:style-name="MailMergeTable2020-05-14T09_3a_23_3a_48Z14.A1" office:value-type="string">
              <text:p text:style-name="MP1">Ausbildungsplan Fachinformatiker</text:p>
            </table:table-cell>
          </table:table-row>
        </table:table>
        <text:p text:style-name="MP2"/>
      </style:header>
      <style:footer>
        <text:p text:style-name="MP3"/>
      </style:footer>
    </style:master-page>
    <style:master-page style:name="Standard6" style:page-layout-name="Mpm1" style:next-style-name="Standard">
      <style:header>
        <table:table table:name="MailMergeTable2020-05-14T09:23:48Z17" table:style-name="MailMergeTable2020-05-14T09_3a_23_3a_48Z17">
          <table:table-column table:style-name="MailMergeTable2020-05-14T09_3a_23_3a_48Z17.A" table:number-columns-repeated="3"/>
          <table:table-row>
            <table:table-cell table:style-name="MailMergeTable2020-05-14T09_3a_23_3a_48Z17.A1" office:value-type="string">
              <text:p text:style-name="Table_20_Contents"><draw:frame draw:style-name="Mfr1" draw:name="Bild8" text:anchor-type="as-char" svg:width="2.279cm" svg:height="1.185cm" draw:z-index="5"><draw:image xlink:href="Pictures/10000000000000D00000006B081CC3B39C2E8051.jpg" xlink:type="simple" xlink:show="embed" xlink:actuate="onLoad" loext:mime-type="image/jpeg"/></draw:frame></text:p>
            </table:table-cell>
            <table:table-cell table:style-name="MailMergeTable2020-05-14T09_3a_23_3a_48Z17.A1" office:value-type="string">
              <text:p text:style-name="Table_20_Contents"/>
            </table:table-cell>
            <table:table-cell table:style-name="MailMergeTable2020-05-14T09_3a_23_3a_48Z17.A1" office:value-type="string">
              <text:p text:style-name="MP1">Ausbildungsplan Fachinformatiker</text:p>
            </table:table-cell>
          </table:table-row>
        </table:table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5-12T09:35:34.527644588</meta:creation-date>
    <dc:date>2020-05-14T09:23:48.234210302</dc:date>
    <meta:editing-cycles>31</meta:editing-cycles>
    <meta:editing-duration>PT1H50M41S</meta:editing-duration>
    <meta:document-statistic meta:table-count="19" meta:image-count="7" meta:object-count="0" meta:page-count="11" meta:paragraph-count="117" meta:word-count="238" meta:character-count="2209" meta:non-whitespace-character-count="2057"/>
  </office:meta>
</office:document-meta>
</file>